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Horizontal_20_Line"/>
      <text:p text:style-name="First_20_paragraph"><text:span text:style-name="T1">GitHub</text:span><text:span text:style-name="T2"> </text:span><text:span text:style-name="T3">Username</text:span>: cnpence <text:span text:style-name="T4">Team</text:span><text:span text:style-name="T5"> </text:span><text:span text:style-name="T6">name</text:span>: Eureka! <text:span text:style-name="T7">Today's</text:span><text:span text:style-name="T8"> </text:span><text:span text:style-name="T9">date</text:span>: 7/6/16</text:p>
      <text:h text:style-name="Heading_20_1" text:outline-level="1">What tools have you we worked with so far in this class?</text:h>
      <text:list text:style-name="L1">
        <text:list-item>
          <text:p text:style-name="P1">GitHub</text:p>
        </text:list-item>
        <text:list-item>
          <text:p text:style-name="P1">CodeAnywhere</text:p>
        </text:list-item>
        <text:list-item>
          <text:p text:style-name="P1">Languages (HTML, Markdown, etc.)</text:p>
        </text:list-item>
        <text:list-item>
          <text:p text:style-name="P1">CSS</text:p>
        </text:list-item>
        <text:list-item>
          <text:p text:style-name="P1">Jekyll</text:p>
        </text:list-item>
      </text:list>
      <text:h text:style-name="Heading_20_2" text:outline-level="2">Which have you found most potentially useful?</text:h>
      <text:p text:style-name="First_20_paragraph">Jekyll and CodeAnywhere (as a team)</text:p>
      <text:h text:style-name="Heading_20_3" text:outline-level="3">Why?</text:h>
      <text:p text:style-name="First_20_paragraph">You can use the two together to make a legit website, and that is a <text:span text:style-name="T10">super</text:span> profitable skill!</text:p>
      <text:h text:style-name="Heading_20_1" text:outline-level="1">What tools have been the most difficult to learn?</text:h>
      <text:p text:style-name="First_20_paragraph">CSS and CodeAnywhere (as a team)</text:p>
      <text:h text:style-name="Heading_20_2" text:outline-level="2">Why have they been particularly difficult to learn and use?</text:h>
      <text:p text:style-name="First_20_paragraph">They require a lot of trial and error in order to get the site to look <text:span text:style-name="T11">just</text:span> right, and I'm so impatient that it takes all my willpower not to make 5384738 different edits and <text:span text:style-name="T12">then</text:span> commit and push them.</text:p>
      <text:h text:style-name="Heading_20_1" text:outline-level="1">What tools would you like to learn more about?</text:h>
      <text:list text:style-name="L2">
        <text:list-item>
          <text:p text:style-name="P2">Java</text:p>
        </text:list-item>
        <text:list-item>
          <text:p text:style-name="P2">BASH</text:p>
        </text:list-item>
        <text:list-item>
          <text:p text:style-name="P2">HTML</text:p>
        </text:list-item>
      </text:list>
      <text:p text:style-name="First_20_paragraph">A lot of job applications I've been running through require one or more of these skills in order to apply! * *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